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1" svg:font-family="Poppins" style:font-pitch="variable"/>
    <style:font-face style:name="Poppins" svg:font-family="Poppins" style:font-adornments="Bold" style:font-pitch="variable"/>
    <style:font-face style:name="Poppins2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a0ff5f" draw:textarea-horizontal-align="justify" draw:textarea-vertical-align="middle" draw:auto-grow-height="false" fo:min-height="2.29cm" fo:min-width="14.74cm"/>
      <style:paragraph-properties style:writing-mode="lr-tb"/>
    </style:style>
    <style:style style:name="gr4" style:family="graphic" style:parent-style-name="standard">
      <style:graphic-properties draw:fill="solid" draw:fill-color="#02a49c" draw:textarea-horizontal-align="justify" draw:textarea-vertical-align="middle" draw:auto-grow-height="false" fo:min-height="2.29cm" fo:min-width="14.74cm"/>
      <style:paragraph-properties style:writing-mode="lr-tb"/>
    </style:style>
    <style:style style:name="gr5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14.74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56cm" fo:min-width="14.74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2.1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13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14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8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1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20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21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1.457cm" fo:min-width="1.387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27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dcddde"/>
      <style:paragraph-properties fo:text-align="center" style:writing-mode="lr-tb"/>
    </style:style>
    <style:style style:name="P6" style:family="paragraph">
      <loext:graphic-properties draw:fill="solid" draw:fill-color="#a0ff5f"/>
      <style:paragraph-properties fo:text-align="center" style:writing-mode="lr-tb"/>
    </style:style>
    <style:style style:name="P7" style:family="paragraph">
      <loext:graphic-properties draw:fill="solid" draw:fill-color="#02a49c"/>
      <style:paragraph-properties fo:text-align="center" style:writing-mode="lr-tb"/>
    </style:style>
    <style:style style:name="P8" style:family="paragraph">
      <loext:graphic-properties draw:fill="solid" draw:fill-color="#2453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1" style:family="paragraph">
      <loext:graphic-properties draw:fill="solid" draw:fill-color="#dcddde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2" style:family="paragraph">
      <style:paragraph-properties fo:text-align="center" style:writing-mode="lr-tb"/>
      <style:text-properties style:font-name="Poppins2" fo:font-size="18pt" style:font-size-asian="18pt" style:font-size-complex="18pt"/>
    </style:style>
    <style:style style:name="P13" style:family="paragraph">
      <loext:graphic-properties draw:fill="solid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14" style:family="paragraph">
      <loext:graphic-properties draw:fill="solid" draw:fill-color="#7ad4aa"/>
      <style:paragraph-properties fo:text-align="center" style:writing-mode="lr-tb"/>
      <style:text-properties style:font-name="Poppins2" fo:font-size="18pt" style:font-size-asian="18pt" style:font-size-complex="18pt"/>
    </style:style>
    <style:style style:name="P15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6" style:family="paragraph">
      <loext:graphic-properties draw:fill="solid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7" style:family="paragraph">
      <loext:graphic-properties draw:fill="solid" draw:fill-color="#e6e6e6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8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0" style:family="paragraph">
      <loext:graphic-properties draw:fill="none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21" style:family="paragraph">
      <loext:graphic-properties draw:fill="none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22" style:family="paragraph"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23" style:family="paragraph">
      <loext:graphic-properties draw:fill="solid" draw:fill-color="#e6e6e6"/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24" style:family="paragraph"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25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26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27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28" style:family="paragraph">
      <loext:graphic-properties draw:fill="solid" draw:fill-color="#e6e6e6"/>
      <style:paragraph-properties fo:text-align="center" style:writing-mode="lr-tb"/>
      <style:text-properties style:font-name="Poppins2" fo:font-size="18pt" style:font-size-asian="18pt" style:font-size-complex="1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Poppins" fo:font-size="16pt" fo:font-weight="bold" style:font-size-asian="18pt" style:font-size-complex="18pt"/>
    </style:style>
    <style:style style:name="P32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style:font-name="Poppins2" fo:font-size="18pt" fo:font-weight="bold" style:font-size-asian="18pt" style:font-size-complex="18pt"/>
    </style:style>
    <style:style style:name="T3" style:family="text">
      <style:text-properties style:font-name="Poppins2" fo:font-size="18pt" style:font-size-asian="18pt" style:font-size-complex="18pt"/>
    </style:style>
    <style:style style:name="T4" style:family="text">
      <style:text-properties style:font-name="Poppins" fo:font-size="18pt" fo:font-weight="bold" style:font-size-asian="18pt" style:font-size-complex="18pt"/>
    </style:style>
    <style:style style:name="T5" style:family="text">
      <style:text-properties style:font-name="Poppins" fo:font-size="18pt" fo:font-weight="normal" style:font-size-asian="18pt" style:font-size-complex="18pt"/>
    </style:style>
    <style:style style:name="T6" style:family="text">
      <style:text-properties fo:font-size="16pt" fo:font-style="italic" style:font-size-asian="18pt" style:font-size-complex="18pt"/>
    </style:style>
    <style:style style:name="T7" style:family="text">
      <style:text-properties fo:color="#ffffff" loext:opacity="100%" style:font-name="Poppins2" fo:font-size="16pt" style:font-size-asian="18pt" style:font-size-complex="18pt"/>
    </style:style>
    <style:style style:name="T8" style:family="text">
      <style:text-properties fo:color="#ffffff" loext:opacity="100%" fo:font-size="16pt" style:font-size-asian="18pt" style:font-size-complex="18pt"/>
    </style:style>
    <style:style style:name="T9" style:family="text">
      <style:text-properties style:font-name="Poppins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1" draw:text-style-name="P5" draw:layer="layout" svg:width="15.24cm" svg:height="2.54cm" svg:x="6.08cm" svg:y="16.24cm">
          <text:p text:style-name="P4">Compute Platform 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24cm" svg:height="2.54cm" svg:x="6.08cm" svg:y="13.7cm">
          <text:p text:style-name="P4">Operating System – SLE Micro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5.24cm" svg:height="2.54cm" svg:x="6.08cm" svg:y="11.16cm">
          <text:p text:style-name="P4">Kubernetes - K3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5.24cm" svg:height="2.54cm" svg:x="6.08cm" svg:y="8.62cm">
          <text:p text:style-name="P4">Multi-cluster Management – SUSE Ranch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6" draw:text-style-name="P11" draw:layer="layout" svg:width="22.86cm" svg:height="2.54cm" svg:x="2.27cm" svg:y="16.24cm">
          <text:p text:style-name="P10"><text:span text:style-name="T2">Compute Platform 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0.32cm" svg:height="2.54cm" svg:x="3.54cm" svg:y="13.7cm">
          <text:p text:style-name="P12"><text:span text:style-name="T2">Operating System</text:span></text:p>
          <text:p text:style-name="P12"><text:span text:style-name="T3">SLE Micro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7.78cm" svg:height="2.54cm" svg:x="4.81cm" svg:y="11.16cm">
          <text:p text:style-name="P12"><text:span text:style-name="T2">Kubernetes</text:span></text:p>
          <text:p text:style-name="P12"><text:span text:style-name="T3">K3s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2.7cm" svg:height="1.27cm" svg:x="7.35cm" svg:y="6.08cm">
          <text:p text:style-name="P10"><text:span text:style-name="T2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" draw:text-style-name="P11" draw:layer="layout" svg:width="22.86cm" svg:height="2.54cm" svg:x="2.27cm" svg:y="16.24cm">
          <text:p text:style-name="P10"><text:span text:style-name="T2">Compute Platform 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0.32cm" svg:height="2.54cm" svg:x="3.54cm" svg:y="13.7cm">
          <text:p text:style-name="P12"><text:span text:style-name="T2">Operating System</text:span></text:p>
          <text:p text:style-name="P12"><text:span text:style-name="T3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7.78cm" svg:height="2.54cm" svg:x="4.81cm" svg:y="11.16cm">
          <text:p text:style-name="P12"><text:span text:style-name="T2">Kubernetes</text:span></text:p>
          <text:p text:style-name="P12"><text:span text:style-name="T3">K3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2" draw:text-style-name="P13" draw:layer="layout" svg:width="17.78cm" svg:height="2.54cm" svg:x="4.81cm" svg:y="11.16cm">
          <text:p text:style-name="P12"><text:span text:style-name="T2"/></text:p>
          <text:p text:style-name="P12"><text:span text:style-name="T2">Linux Operating Syst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3.97cm" svg:height="0.762cm" svg:x="6.715cm" svg:y="11.16cm">
          <text:p text:style-name="P18"><text:span text:style-name="T6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12" draw:text-style-name="P13" draw:layer="layout" svg:width="17.78cm" svg:height="2.54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9.89cm" svg:y="3.5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10.525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17.78cm" svg:height="2.54cm" svg:x="6.715cm" svg:y="9.25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7.985cm" svg:y="5.44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8.62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17.78cm" svg:height="2.54cm" svg:x="4.81cm" svg:y="11.16cm">
            <text:p text:style-name="P12"><text:span text:style-name="T2"/></text:p>
            <text:p text:style-name="P12"><text:span text:style-name="T2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6.08cm" svg:y="7.35cm">
            <text:p text:style-name="P15"><text:span text:style-name="T4">Kubernetes Cluster</text:span></text:p>
            <text:p text:style-name="P15"><text:span text:style-name="T5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6.715cm" svg:y="11.16cm">
            <text:p text:style-name="P18"><text:span text:style-name="T6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custom-shape draw:style-name="gr14" draw:text-style-name="P20" draw:layer="layout" svg:width="17.78cm" svg:height="2.54cm" svg:x="7.985cm" svg:y="7.9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15.24cm" svg:height="3.81cm" svg:x="9.255cm" svg:y="4.1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0" draw:layer="layout" svg:width="17.78cm" svg:height="2.54cm" svg:x="6.08cm" svg:y="9.8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15.24cm" svg:height="3.81cm" svg:x="7.35cm" svg:y="6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17.78cm" svg:height="2.54cm" svg:x="4.81cm" svg:y="11.16cm">
            <text:p text:style-name="P12"><text:span text:style-name="T2"/></text:p>
            <text:p text:style-name="P12"><text:span text:style-name="T2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6.08cm" svg:y="7.35cm">
            <text:p text:style-name="P15"><text:span text:style-name="T4">Kubernetes Cluster</text:span></text:p>
            <text:p text:style-name="P15"><text:span text:style-name="T5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6.715cm" svg:y="11.16cm">
            <text:p text:style-name="P18"><text:span text:style-name="T6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2" draw:text-style-name="P13" draw:layer="layout" svg:width="17.78cm" svg:height="2.54cm" svg:x="4.81cm" svg:y="11.16cm">
          <text:p text:style-name="P12"><text:span text:style-name="T2"/></text:p>
          <text:p text:style-name="P12"><text:span text:style-name="T2">Operating System</text:span></text:p>
          <text:p text:style-name="P12"><text:span text:style-name="T3">SLE Micro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3.97cm" svg:height="0.762cm" svg:x="6.715cm" svg:y="11.16cm">
          <text:p text:style-name="P18"><text:span text:style-name="T6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2" draw:text-style-name="P13" draw:layer="layout" svg:width="17.78cm" svg:height="2.54cm" svg:x="4.81cm" svg:y="11.16cm">
          <text:p text:style-name="P12"><text:span text:style-name="T2"/></text:p>
          <text:p text:style-name="P12"><text:span text:style-name="T2">Operating System</text:span></text:p>
          <text:p text:style-name="P12"><text:span text:style-name="T3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3.97cm" svg:height="0.762cm" svg:x="6.715cm" svg:y="11.16cm">
          <text:p text:style-name="P18"><text:span text:style-name="T6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6" draw:text-style-name="P23" draw:layer="layout" svg:width="17.78cm" svg:height="12.827cm" svg:x="6.08cm" svg:y="2.143cm">
          <text:p text:style-name="P22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xml:id="id1" draw:id="id1" draw:layer="layout" svg:width="5.08cm" svg:height="2.526cm" svg:x="6.715cm" svg:y="3.54cm">
          <text:p text:style-name="P24"><text:span text:style-name="T7">Authentication</text:span></text:p>
          <text:p text:style-name="P24"><text:span text:style-name="T7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xml:id="id3" draw:id="id3" draw:layer="layout" svg:width="2.44cm" svg:height="3.81cm" svg:x="20.05cm" svg:y="4.81cm">
          <text:p text:style-name="P24"><text:span text:style-name="T7">Data</text:span></text:p>
          <text:p text:style-name="P24"><text:span text:style-name="T7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27" xml:id="id2" draw:id="id2" draw:layer="layout" svg:width="5.01cm" svg:height="3.795cm" svg:x="13.135cm" svg:y="4.81cm">
          <text:p text:style-name="P26"><text:span text:style-name="T7">API</text:span></text:p>
          <text:p text:style-name="P26"><text:span text:style-name="T8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xml:id="id4" draw:id="id4" draw:layer="layout" svg:width="5.08cm" svg:height="2.526cm" svg:x="7.985cm" svg:y="11.174cm">
          <text:p text:style-name="P24"><text:span text:style-name="T7">Cluster</text:span></text:p>
          <text:p text:style-name="P24"><text:span text:style-name="T7">Controller</text:span></text:p>
          <text:p text:style-name="P24"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xml:id="id5" draw:id="id5" draw:layer="layout" svg:width="5.08cm" svg:height="2.526cm" svg:x="16.875cm" svg:y="11.174cm">
          <text:p text:style-name="P24"><text:span text:style-name="T7">Cluster</text:span></text:p>
          <text:p text:style-name="P24"><text:span text:style-name="T7">Controller</text:span></text:p>
          <text:p text:style-name="P24"><text:span text:style-name="T7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xml:id="id6" draw:id="id6" draw:layer="layout" svg:width="6.35cm" svg:height="3.81cm" svg:x="7.35cm" svg:y="16.24cm">
          <text:p text:style-name="P12"><text:span text:style-name="T3">Downstream</text:span></text:p>
          <text:p text:style-name="P12"><text:span text:style-name="T3">Cluster</text:span></text:p>
          <text:p text:style-name="P1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7" draw:id="id7" draw:layer="layout" svg:width="6.35cm" svg:height="3.81cm" svg:x="16.24cm" svg:y="16.24cm">
          <text:p text:style-name="P12"><text:span text:style-name="T3">Downstream</text:span></text:p>
          <text:p text:style-name="P12"><text:span text:style-name="T3">Cluster</text:span></text:p>
          <text:p text:style-name="P12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.667cm" svg:height="2.413cm" svg:x="1.635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2" draw:text-style-name="P29" draw:layer="layout" svg:x1="9.255cm" svg:y1="6.066cm" svg:x2="13.135cm" svg:y2="6.707cm" draw:start-shape="id1" draw:start-glue-point="2" draw:end-shape="id2" draw:end-glue-point="3" svg:d="M9255 6066v641h3880" svg:viewBox="0 0 3881 642">
          <text:p/>
        </draw:connector>
        <draw:connector draw:style-name="gr23" draw:text-style-name="P29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24" draw:text-style-name="P29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24" draw:text-style-name="P29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25" draw:text-style-name="P29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25" draw:text-style-name="P29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26" draw:text-style-name="P31" draw:layer="layout" svg:width="2.413cm" svg:height="1.143cm" svg:x="13.7cm" svg:y="11.795cm">
          <draw:text-box>
            <text:p text:style-name="P30"><text:span text:style-name="T9">. . .</text:span></text:p>
          </draw:text-box>
        </draw:frame>
        <draw:connector draw:style-name="gr27" draw:text-style-name="P32" draw:layer="layout" svg:x1="4.808cm" svg:y1="6.066cm" svg:x2="6.715cm" svg:y2="4.803cm" draw:end-shape="id1" draw:end-glue-point="3" svg:d="M4808 6066h703v-1263h1204" svg:viewBox="0 0 1908 1264">
          <text:p text:style-name="P30"/>
          <text:p text:style-name="P30"/>
          <text:p text:style-name="P30"/>
          <text:p text:style-name="P30"/>
          <text:p text:style-name="P30">UI, CLI, API <text:s text:c="30"/></text:p>
          <text:p text:style-name="P30"/>
          <text:p text:style-name="P30"><text:s text:c="20"/></text:p>
        </draw:connecto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1" svg:font-family="Poppins" style:font-pitch="variable"/>
    <style:font-face style:name="Poppins" svg:font-family="Poppins" style:font-adornments="Bold" style:font-pitch="variable"/>
    <style:font-face style:name="Poppins2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5-13T11:24:27.187347244</dc:date>
    <meta:editing-duration>PT10H28M38S</meta:editing-duration>
    <meta:editing-cycles>15</meta:editing-cycles>
    <meta:generator>LibreOffice/7.1.3.2$Linux_X86_64 LibreOffice_project/10$Build-2</meta:generator>
    <meta:document-statistic meta:object-count="100"/>
  </office:meta>
</office:document-meta>
</file>